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9C671CC5C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050000L" svg:font-family="D050000L" style:font-pitch="variable"/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Sans" svg:font-family="'Nimbus Sans'" style:font-family-generic="swiss" style:font-pitch="variable"/>
    <style:font-face style:name="Nimbus Sans Narrow" svg:font-family="'Nimbus Sans Narrow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995cm" fo:min-width="1.746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69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26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color="#ffffd7" loext:opacity="100%" style:font-name="Nimbus Mono PS" fo:font-size="26pt" fo:font-weight="bold" fo:background-color="#ffffd7" style:font-size-asian="26pt" style:font-weight-asian="bold" style:font-size-complex="26pt" style:font-weight-complex="bold"/>
    </style:style>
    <style:style style:name="P2" style:family="paragraph">
      <style:paragraph-properties fo:text-align="center" style:writing-mode="lr-tb"/>
      <style:text-properties fo:color="#ffffd7" loext:opacity="100%" style:font-name="Nimbus Mono PS" fo:font-size="26pt" fo:font-weight="bold" fo:background-color="#ffffd7" style:font-size-asian="26pt" style:font-weight-asian="bold" style:font-size-complex="26pt" style:font-weight-complex="bold"/>
    </style:style>
    <style:style style:name="P3" style:family="paragraph">
      <style:text-properties fo:font-size="24pt"/>
    </style:style>
    <style:style style:name="P4" style:family="paragraph">
      <loext:graphic-properties draw:fill="none" draw:fill-color="#ffffff"/>
      <style:text-properties style:font-name="Nimbus Mono PS"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color="#ffffd7" loext:opacity="100%" fo:font-size="24pt"/>
    </style:style>
    <style:style style:name="P8" style:family="paragraph">
      <loext:graphic-properties draw:fill="none" draw:fill-color="#ffffff"/>
      <style:text-properties fo:color="#ffffd7" loext:opacity="100%" style:font-name="Nimbus Mono PS" fo:font-size="24pt" style:font-size-asian="24pt" style:font-size-complex="24pt"/>
    </style:style>
    <style:style style:name="P9" style:family="paragraph">
      <style:text-properties fo:color="#ffffd7" loext:opacity="100%" style:font-name="Nimbus Mono PS"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="none" draw:fill-color="#ffffff"/>
      <style:text-properties fo:color="#ffffd7" loext:opacity="100%" style:font-name="Nimbus Mono PS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ffd7" loext:opacity="100%" style:font-name="Nimbus Mono PS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Nimbus Mono PS" fo:font-size="24pt" style:font-size-asian="24pt" style:font-size-complex="24pt"/>
    </style:style>
    <style:style style:name="T3" style:family="text">
      <style:text-properties fo:color="#ffffd7" loext:opacity="100%" style:font-name="Nimbus Mono PS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174cm" svg:height="3.175cm" svg:x="0.634cm" svg:y="1.269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4" draw:layer="layout" svg:width="9.522cm" svg:height="1.945cm" svg:x="4.443cm" svg:y="1.864cm">
          <draw:text-box>
            <text:p text:style-name="P3"><text:span text:style-name="T2">Tiago Sousa</text:span></text:p>
            <text:p text:style-name="P3"><text:span text:style-name="T2">Frontend Engineer</text:span></text:p>
          </draw:text-box>
        </draw:frame>
        <draw:frame draw:style-name="gr3" draw:text-style-name="P5" draw:layer="layout" svg:width="13.966cm" svg:height="8.483cm" svg:x="0.336cm" svg:y="5.004cm">
          <draw:image xlink:href="Pictures/10000000000003E80000029C671CC5C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custom-shape draw:style-name="gr1" draw:text-style-name="P2" draw:layer="layout" svg:width="3.174cm" svg:height="3.175cm" svg:x="0.635cm" svg:y="1.27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8" draw:layer="layout" svg:width="9.522cm" svg:height="1.945cm" svg:x="4.443cm" svg:y="1.864cm">
          <draw:text-box>
            <text:p text:style-name="P7"><text:span text:style-name="T3">Tiago Sousa</text:span></text:p>
            <text:p text:style-name="P7"><text:span text:style-name="T3">Frontend Engineer</text:span></text:p>
          </draw:text-box>
        </draw:frame>
        <draw:frame draw:style-name="gr3" draw:text-style-name="P5" draw:layer="layout" svg:width="13.966cm" svg:height="8.483cm" svg:x="0.336cm" svg:y="5.004cm">
          <draw:image xlink:href="Pictures/10000000000003E80000029C671CC5C4.png" xlink:type="simple" xlink:show="embed" xlink:actuate="onLoad" draw:mime-type="image/png">
            <text:p/>
          </draw:image>
        </draw:frame>
        <draw:frame draw:style-name="gr5" draw:text-style-name="P10" draw:layer="layout" svg:width="1.905cm" svg:height="1.276cm" svg:x="1.27cm" svg:y="2.534cm">
          <draw:text-box>
            <text:p text:style-name="P9"><text:span text:style-name="T1">T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050000L" svg:font-family="D050000L" style:font-pitch="variable"/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Sans" svg:font-family="'Nimbus Sans'" style:font-family-generic="swiss" style:font-pitch="variable"/>
    <style:font-face style:name="Nimbus Sans Narrow" svg:font-family="'Nimbus Sans Narrow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42946" draw:marker-start-width="0.2cm" draw:marker-start-center="false" draw:marker-end-width="0.2cm" draw:marker-end-center="false" draw:fill="solid" draw:fill-color="#032b55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8:28:42.197537439</meta:creation-date>
    <dc:date>2025-04-23T16:00:07.062597422</dc:date>
    <meta:editing-duration>PT17M34S</meta:editing-duration>
    <meta:editing-cycles>3</meta:editing-cycles>
    <meta:generator>LibreOffice/24.8.6.2$Linux_X86_64 LibreOffice_project/d50be90c1d90f0f90a5235ffcbbafbbfa38a83c2</meta:generator>
    <meta:document-statistic meta:object-count="32"/>
  </office:meta>
</office:document-meta>
</file>